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27cm"/>
    </style:style>
    <style:style style:name="gr2" style:family="graphic" style:parent-style-name="standard">
      <style:graphic-properties draw:textarea-horizontal-align="justify" draw:textarea-vertical-align="top" draw:auto-grow-height="fals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-color="#23ff23" draw:textarea-horizontal-align="center" draw:textarea-vertical-align="middle"/>
    </style:style>
    <style:style style:name="gr8" style:family="graphic" style:parent-style-name="standard">
      <style:graphic-properties draw:fill-color="#ff0000" draw:textarea-horizontal-align="center" draw:textarea-vertical-align="middle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10" style:family="graphic" style:parent-style-name="standard">
      <style:graphic-properties draw:fill-color="#c0c0c0" draw:textarea-horizontal-align="justify" draw:textarea-vertical-align="top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1.905cm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28pt" style:font-size-asian="28pt" style:font-size-complex="28pt"/>
    </style:style>
    <style:style style:name="P2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1.203cm" svg:height="2.177cm" svg:x="5.194cm" svg:y="1cm">
          <draw:text-box>
            <text:p text:style-name="P1"><text:span text:style-name="T1">Fedora Hosted</text:span></text:p>
          </draw:text-box>
        </draw:frame>
        <draw:custom-shape draw:style-name="gr2" draw:text-style-name="P4" draw:layer="layout" svg:width="4.729cm" svg:height="1.238cm" svg:x="3.54cm" svg:y="7.35cm">
          <text:p text:style-name="P3"><text:span text:style-name="T2">SC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4.729cm" svg:height="1.238cm" svg:x="13.416cm" svg:y="7.35cm">
          <text:p text:style-name="P3"><text:span text:style-name="T2">Tra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3.175cm" svg:height="2.54cm" svg:x="9.255cm" svg:y="2.905cm">
          <text:p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5" draw:layer="layout" svg:width="3.175cm" svg:height="1.27cm" svg:x="2.27cm" svg:y="9.255cm">
          <text:p text:style-name="P3">gi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3.175cm" svg:height="1.27cm" svg:x="6.08cm" svg:y="9.255cm">
          <text:p text:style-name="P3">mercuria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3" draw:layer="layout" svg:width="3.175cm" svg:height="1.27cm" svg:x="2.27cm" svg:y="11.16cm">
          <text:p text:style-name="P3">svn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3.175cm" svg:height="1.27cm" svg:x="6.08cm" svg:y="11.16cm">
          <text:p text:style-name="P3">bz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3" draw:layer="layout" svg:width="3.175cm" svg:height="1.27cm" svg:x="4.175cm" svg:y="13.065cm">
          <text:p text:style-name="P3">monot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3.81cm" svg:height="1.905cm" svg:x="11.795cm" svg:y="9.255cm">
          <text:p text:style-name="P3">Bug</text:p>
          <text:p text:style-name="P3">Tracki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3.81cm" svg:height="1.905cm" svg:x="16.24cm" svg:y="9.255cm">
          <text:p text:style-name="P3">Source</text:p>
          <text:p text:style-name="P3">Brows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3.81cm" svg:height="1.905cm" svg:x="13.7cm" svg:y="11.795cm">
          <text:p text:style-name="P3">Wik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rect draw:style-name="gr6" draw:text-style-name="P5" draw:layer="layout" svg:width="4.35cm" svg:height="1.175cm" svg:x="1.095cm" svg:y="25.765cm">
          <text:p text:style-name="P3">Curent</text:p>
        </draw:rect>
        <draw:rect draw:style-name="gr7" draw:text-style-name="P3" draw:layer="layout" svg:width="4.35cm" svg:height="1.175cm" svg:x="8.62cm" svg:y="25.765cm">
          <text:p text:style-name="P3">In progress</text:p>
        </draw:rect>
        <draw:rect draw:style-name="gr8" draw:text-style-name="P3" draw:layer="layout" svg:width="4.35cm" svg:height="1.175cm" svg:x="16.24cm" svg:y="25.765cm">
          <text:p text:style-name="P3">Future</text:p>
        </draw:rect>
        <draw:custom-shape draw:style-name="gr2" draw:text-style-name="P4" draw:layer="layout" svg:width="5.364cm" svg:height="1.238cm" svg:x="7.985cm" svg:y="15.002cm">
          <text:p text:style-name="P3"><text:span text:style-name="T2">Collabor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3" draw:layer="layout" svg:width="3.81cm" svg:height="1.27cm" svg:x="6.08cm" svg:y="16.875cm">
          <text:p text:style-name="P3">Mail Lis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3" draw:layer="layout" svg:width="3.81cm" svg:height="1.27cm" svg:x="11.16cm" svg:y="16.875cm">
          <text:p text:style-name="P3">Tar Releas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3" draw:layer="layout" svg:width="3.81cm" svg:height="1.27cm" svg:x="6.08cm" svg:y="18.78cm">
          <text:p text:style-name="P3">VOI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3" draw:layer="layout" svg:width="3.81cm" svg:height="1.27cm" svg:x="11.16cm" svg:y="18.78cm">
          <text:p text:style-name="P3">Pastebi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2" draw:style-name="dp1" draw:master-page-name="Default">
        <office:forms form:automatic-focus="false" form:apply-design-mode="false"/>
        <draw:custom-shape draw:style-name="gr4" draw:text-style-name="P5" draw:id="id1" draw:layer="layout" svg:width="3.81cm" svg:height="2.54cm" svg:x="13.065cm" svg:y="5.445cm">
          <text:p text:style-name="P3">SSH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10" draw:text-style-name="P3" draw:id="id2" draw:layer="layout" svg:width="8.89cm" svg:height="5.715cm" svg:x="10.525cm" svg:y="11.16cm">
            <text:p text:style-name="P3">Access Controlled by </text:p>
            <text:p text:style-name="P3">ssh authorized_key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id="id3" draw:layer="layout" svg:width="7.62cm" svg:height="3.175cm" svg:x="11.16cm" svg:y="13.065cm">
            <text:p text:style-name="P3">/usr/bin/run-git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</draw:g>
        <draw:g draw:id="id4">
          <draw:custom-shape draw:style-name="gr10" draw:text-style-name="P3" draw:layer="layout" svg:width="15.24cm" svg:height="7.62cm" svg:x="3.175cm" svg:y="18.78cm">
            <text:p text:style-name="P3">Access Controlled by FAS Group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3.81cm" svg:height="1.905cm" svg:x="4.445cm" svg:y="20.685cm">
            <text:p text:style-name="P3">/git</text:p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ustom-shape draw:style-name="gr4" draw:text-style-name="P5" draw:layer="layout" svg:width="3.81cm" svg:height="1.905cm" svg:x="13.335cm" svg:y="20.685cm">
            <text:p text:style-name="P3">/hg</text:p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ustom-shape draw:style-name="gr4" draw:text-style-name="P5" draw:layer="layout" svg:width="3.81cm" svg:height="1.905cm" svg:x="8.89cm" svg:y="20.685cm">
            <text:p text:style-name="P3">/svn</text:p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ustom-shape draw:style-name="gr4" draw:text-style-name="P5" draw:layer="layout" svg:width="3.81cm" svg:height="1.905cm" svg:x="6.35cm" svg:y="23.225cm">
            <text:p text:style-name="P3">/bzr</text:p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ustom-shape draw:style-name="gr4" draw:text-style-name="P5" draw:layer="layout" svg:width="3.81cm" svg:height="1.905cm" svg:x="10.795cm" svg:y="23.225cm">
            <text:p text:style-name="P3">/mtn</text:p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</draw:g>
        <draw:frame draw:style-name="gr11" draw:text-style-name="P6" draw:layer="layout" svg:width="12.065cm" svg:height="2.155cm" svg:x="4.763cm" svg:y="2.02cm">
          <draw:text-box>
            <text:p text:style-name="P6"><text:span text:style-name="T2">SCM Repo Access</text:span></text:p>
          </draw:text-box>
        </draw:frame>
        <draw:connector draw:style-name="gr12" draw:text-style-name="P5" draw:layer="layout" draw:type="line" svg:x1="14.969cm" svg:y1="7.985cm" svg:x2="14.97cm" svg:y2="11.16cm" draw:start-shape="id1" draw:start-glue-point="6" draw:end-shape="id2" draw:end-glue-point="0">
          <text:p/>
        </draw:connector>
        <draw:connector draw:style-name="gr12" draw:text-style-name="P5" draw:layer="layout" svg:x1="14.969cm" svg:y1="16.24cm" svg:x2="10.795cm" svg:y2="18.78cm" draw:start-shape="id3" draw:start-glue-point="6" draw:end-shape="id4">
          <text:p/>
        </draw:connector>
        <draw:custom-shape draw:style-name="gr4" draw:text-style-name="P5" draw:id="id5" draw:layer="layout" svg:width="3.81cm" svg:height="2.54cm" svg:x="2.27cm" svg:y="5.445cm">
          <text:p text:style-name="P3">Trac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5" draw:layer="layout" draw:line-skew="4.127cm" svg:x1="4.175cm" svg:y1="7.985cm" svg:x2="10.795cm" svg:y2="18.78cm" draw:start-shape="id5" draw:end-shape="id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creation-date>2008-01-03T16:21:07</meta:creation-date>
    <dc:date>2008-01-03T17:03:49</dc:date>
    <meta:editing-cycles>3</meta:editing-cycles>
    <meta:editing-duration>PT42M43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